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Heading_20_1">
      <style:paragraph-properties fo:break-before="page"/>
    </style:style>
    <style:style style:name="T1"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with drools-solver</text:h>
      <text:h text:style-name="Heading_20_2" text:outline-level="2">Talks</text:h>
      <text:list xml:id="list1368470375" text:style-name="L1">
        <text:list-item>
          <text:p text:style-name="P1">Javapolis 2007</text:p>
        </text:list-item>
      </text:list>
      <text:h text:style-name="Heading_20_2" text:outline-level="2">Abstract</text:h>
      <text:p text:style-name="Text_20_body">Drools-solver combines a search algorithm with the power of the drools rule engine to solve planning problems, such as:</text:p>
      <text:list xml:id="list1910038632" text:style-name="L2">
        <text:list-item>
          <text:p text:style-name="P2">Employee shift rostering</text:p>
        </text:list-item>
      </text:list>
      <text:list xml:id="list120793374" text:style-name="L3">
        <text:list-item>
          <text:p text:style-name="P3">Freight routing</text:p>
        </text:list-item>
      </text:list>
      <text:list xml:id="list439439698" text:style-name="L4">
        <text:list-item>
          <text:p text:style-name="P4">Supply sorting</text:p>
        </text:list-item>
      </text:list>
      <text:list xml:id="list45739154" text:style-name="L5">
        <text:list-item>
          <text:p text:style-name="P5">Lesson scheduling</text:p>
        </text:list-item>
      </text:list>
      <text:list xml:id="list1862096094" text:style-name="L6">
        <text:list-item>
          <text:p text:style-name="P6">Exam scheduling</text:p>
        </text:list-item>
      </text:list>
      <text:list xml:id="list1468712896" text:style-name="L7">
        <text:list-item>
          <text:p text:style-name="P7"><text:a xlink:type="simple" xlink:href="http://en.wikipedia.org/wiki/Travelling_salesman_problem" office:target-frame-name="_top" xlink:show="replace">The traveling salesman problem</text:a></text:p>
        </text:list-item>
      </text:list>
      <text:list xml:id="list1392688948" text:style-name="L8">
        <text:list-item>
          <text:p text:style-name="P8"><text:a xlink:type="simple" xlink:href="http://mat.gsia.cmu.edu/TOURN/" office:target-frame-name="_top" xlink:show="replace">The traveling tournament problem</text:a></text:p>
        </text:list-item>
      </text:list>
      <text:p text:style-name="Text_20_body">Drools-solver supports several search algorithms, such as simple local search, tabu search and simulated annealing. You can easily switch the search algorithm, by simply changing the configuration. There's even a benchmark utility which allows you to play out the different search algorithms against each other on your planning problem.</text:p>
      <text:p text:style-name="Text_20_body">Drools-solver uses the drools rule engine to calculate the score, based on score rules. This allows you to easily add hard and soft constraints in your score function, simply by adding a score rule.</text:p>
      <text:p text:style-name="Text_20_body">In this session, Geoffrey, main developer of drools-solver, will first demonstrate some of the complex examples and then take you through the source code for solving an n queens puzzle with drools-solver.</text:p>
      <text:h text:style-name="Heading_20_2" text:outline-level="2">Speaker</text:h>
      <text:p text:style-name="Text_20_body">Geoffrey De Smet</text:p>
      <text:h text:style-name="P10" text:outline-level="1">Planning exam schedules with Drools Solver</text:h>
      <text:h text:style-name="Heading_20_2" text:outline-level="2">Talks</text:h>
      <text:list xml:id="list2042608736" text:continue-list="list1368470375" text:style-name="L1">
        <text:list-item text:start-value="1">
          <text:p text:style-name="P1">Devoxx (AKA Javapolis) 2009</text:p>
        </text:list-item>
      </text:list>
      <text:h text:style-name="Heading_20_2" text:outline-level="2">Abstract</text:h>
      <text:p text:style-name="Text_20_body">Drools Solver solves planning problems. In this session, we'll take a look at the use case of examination timetabling: We will automatically assign exams to periods and rooms, while respecting the physical resources and while make the enrolled students as happy as possible.</text:p>
      <text:p text:style-name="Text_20_body">First, we 'll see how we can easily define a scalable score function by using the drools rule engine with little or no impact on our (JPA annotated?) domain classes. Constraints such as these become maintainable and readable:</text:p>
      <text:list xml:id="list1723763816" text:style-name="L9">
        <text:list-item>
          <text:p text:style-name="P9">The hard constraints have to be fulfilled:</text:p>
          <text:list>
            <text:list-item>
              <text:p text:style-name="P9">No student can attend 2 exams in the same period.</text:p>
            </text:list-item>
            <text:list-item>
              <text:p text:style-name="P9">No exam can take longer than the period's duration.</text:p>
            </text:list-item>
            <text:list-item>
              <text:p text:style-name="P9">No room must exceed it's available seating.</text:p>
            </text:list-item>
            <text:list-item>
              <text:p text:style-name="P9">...</text:p>
            </text:list-item>
          </text:list>
        </text:list-item>
        <text:list-item>
          <text:p text:style-name="P9">The soft constraints should be fulfilled as much as possible (according to their weight):</text:p>
          <text:list>
            <text:list-item>
              <text:p text:style-name="P9">Students don't like to attend 2 exams in the same day.</text:p>
            </text:list-item>
            <text:list-item>
              <text:p text:style-name="P9">It is distracting to have exams of different durations in the same room in the same period.</text:p>
            </text:list-item>
            <text:list-item>
              <text:p text:style-name="P9">Students don't like large exams near the end of the schedule.</text:p>
            </text:list-item>
            <text:list-item>
              <text:p text:style-name="P9">...</text:p>
            </text:list-item>
          </text:list>
        </text:list-item>
      </text:list>
      <text:p text:style-name="Text_20_body">Secondly, we'll investigate how we can find a good solution for real world data sets. Even a small university's schedule with 934 exams, 36 periods and 48 rooms has an astonishing 10^5000 possible solutions. We'll use different Drools Solver algorithms such as its tabu search and come up with feasible solutions in mere minutes.</text:p>
      <text:p text:style-name="Text_20_body">This use case is defined by the International Timetabling Competition 2007. It uses large data sets from real-world institutions. Geoffrey, lead developer of Drools Solver, participated in the competition with an early, untweaked version of his Drools Solver and finished 4<text:span text:style-name="T1">th</text:span>. Much has been improved meanwhile. The complete example (as well as several others) is available for download from the Drools website.</text:p>
      <text:p text:style-name="Text_20_body">For more information about Drools Solver, take a look a <text:a xlink:type="simple" xlink:href="http://blog.athico.com/search/label/solver">the Drools team blog</text:a> or <text:a xlink:type="simple" xlink:href="http://labs.jboss.com/drools/documentation.html">the Drools Solver reference manual</text:a>.</text:p>
      <text:h text:style-name="Heading_20_2" text:outline-level="2">Speaker</text:h>
      <text:p text:style-name="Text_20_body">Geoffrey De S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kstblok_20_uitgelijnd" style:display-name="Tekstblok uitgelijnd"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text-align="center" style:justify-single-word="false"/>
      <style:text-properties fo:font-size="36pt" style:font-size-asian="36pt" style:font-size-complex="36pt"/>
    </style:style>
    <style:style style:name="Kop1" style:family="paragraph" style:parent-style-name="Standard">
      <style:text-properties fo:font-size="18pt" fo:font-weight="bold" style:font-size-asian="18pt" style:font-weight-asian="bold" style:font-size-complex="18pt" style:font-weight-complex="bold"/>
    </style:style>
    <style:style style:name="Kop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Maatlijn"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WW-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Achtergrondobjecten" style:family="paragraph">
      <style:paragraph-properties style:text-autospace="none"/>
    </style:style>
    <style:style style:name="Achtergrond" style:family="paragraph">
      <style:paragraph-properties style:text-autospace="none"/>
    </style:style>
    <style:style style:name="Notities"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Overzicht_20_1" style:display-name="Overzicht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verzicht_20_2" style:display-name="Overzicht 2" style:family="paragraph" style:parent-style-name="Overzicht_20_1">
      <style:paragraph-properties fo:margin-left="0cm" fo:margin-right="0cm" fo:text-indent="-0.801cm" style:auto-text-indent="false">
        <style:tab-stops/>
      </style:paragraph-properties>
      <style:text-properties fo:font-size="28pt" style:font-size-asian="28pt" style:font-size-complex="28pt"/>
    </style:style>
    <style:style style:name="Overzicht_20_3" style:display-name="Overzicht 3" style:family="paragraph" style:parent-style-name="Overzicht_20_2">
      <style:paragraph-properties fo:margin-left="0cm" fo:margin-right="0cm" fo:text-indent="-0.6cm" style:auto-text-indent="false">
        <style:tab-stops/>
      </style:paragraph-properties>
      <style:text-properties fo:font-size="24pt" style:font-size-asian="24pt" style:font-size-complex="24pt"/>
    </style:style>
    <style:style style:name="Overzicht_20_4" style:display-name="Overzicht 4" style:family="paragraph" style:parent-style-name="Overzicht_20_3">
      <style:text-properties fo:font-size="20pt" style:font-size-asian="20pt" style:font-size-complex="20pt"/>
    </style:style>
    <style:style style:name="Overzicht_20_5" style:display-name="Overzicht 5" style:family="paragraph" style:parent-style-name="Overzicht_20_4"/>
    <style:style style:name="Overzicht_20_6" style:display-name="Overzicht 6" style:family="paragraph" style:parent-style-name="Overzicht_20_5"/>
    <style:style style:name="Overzicht_20_7" style:display-name="Overzicht 7" style:family="paragraph" style:parent-style-name="Overzicht_20_6"/>
    <style:style style:name="Overzicht_20_8" style:display-name="Overzicht 8" style:family="paragraph" style:parent-style-name="Overzicht_20_7"/>
    <style:style style:name="Overzicht_20_9" style:display-name="Overzicht 9" style:family="paragraph" style:parent-style-name="Overzicht_20_8"/>
    <style:style style:name="lyt-cool_7e_LT_7e_Gliederung_20_1" style:display-name="lyt-cool~LT~Gliederung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lyt-cool_7e_LT_7e_Hintergrundobjekte" style:display-name="lyt-cool~LT~Hintergrundobjekte" style:family="paragraph">
      <style:paragraph-properties style:text-autospace="none"/>
    </style:style>
    <style:style style:name="lyt-cool_7e_LT_7e_Hintergrund" style:display-name="lyt-cool~LT~Hintergrund"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7-09-24T14:21:19</meta:creation-date>
    <dc:date>2009-07-31T17:19:46</dc:date>
    <meta:editing-cycles>43</meta:editing-cycles>
    <meta:editing-duration>PT04H37M02S</meta:editing-duration>
    <meta:document-statistic meta:table-count="0" meta:image-count="0" meta:object-count="0" meta:page-count="2" meta:paragraph-count="38" meta:word-count="506" meta:character-count="3061"/>
    <meta:user-defined meta:name="Info 1"/>
    <meta:user-defined meta:name="Info 2"/>
    <meta:user-defined meta:name="Info 3"/>
    <meta:user-defined meta:name="Info 4"/>
  </office:meta>
</office:document-meta>
</file>